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457931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6cm, 3.696cm, 13.341cm, 1.96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8cm" svg:height="21.299cm" svg:x="1.192cm" svg:y="2.292cm">
          <draw:image xlink:href="Pictures/10000000000005E8000007E05457931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2:21.642000240</dc:date>
    <meta:editing-duration>PT3M3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